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position="0% 100%"/>
    </style:style>
    <style:style style:name="T4" style:family="text">
      <style:text-properties style:text-line-through-style="solid" style:text-position="0% 100%" style:text-underline-style="none"/>
    </style:style>
    <style:style style:name="T5" style:family="text">
      <style:text-properties style:text-line-through-style="solid" style:text-position="0% 100%" style:font-name="Times New Roman" style:text-underline-style="none"/>
    </style:style>
    <style:style style:name="T6" style:family="text">
      <style:text-properties style:text-line-through-style="none"/>
    </style:style>
    <style:style style:name="T7" style:family="text">
      <style:text-properties style:text-line-through-style="none" style:text-position="super 58%"/>
    </style:style>
    <style:style style:name="T8" style:family="text">
      <style:text-properties style:text-line-through-style="none" style:text-position="0% 100%"/>
    </style:style>
    <style:style style:name="T9" style:family="text">
      <style:text-properties style:text-line-through-style="none" style:text-position="0% 100%" style:text-underline-style="solid" style:text-underline-width="auto" style:text-underline-color="font-color"/>
    </style:style>
    <style:style style:name="T10" style:family="text">
      <style:text-properties style:text-line-through-style="none" style:text-position="0% 100%" style:text-underline-style="none"/>
    </style:style>
    <style:style style:name="T11" style:family="text">
      <style:text-properties style:text-line-through-style="none" style:text-position="0% 100%" style:font-name="Times New Roman1" style:text-underline-style="none"/>
    </style:style>
    <style:style style:name="T12" style:family="text">
      <style:text-properties style:text-line-through-style="none" style:text-position="0% 100%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_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lg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Mishnah. Rosh Ha-shan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6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a Sabbath before Rosh Hashanah/</text:p>
      <text:p text:style-name="P7">of [Hebrew]/</text:p>
      <text:p text:style-name="P7"/>
      <text:p text:style-name="P6">[Page 1]</text:p>
      <text:p text:style-name="P6">Brethren! <text:s/>Three points I am obliged to explain before/ the holy days fast approaching will have arrived. <text:s/>One is/ not new to my congregation; for, if I remember correctly/ I presented it in former years at the recurrence of this/ same season. <text:s/>It concerns our dearest interests as a religious body, those of <text:span text:style-name="T2">public</text:span><text:span text:style-name="T6"> Divine/ worship. <text:s/>We destroy the effect which the beautiful/ prayers and chanting of our sacred convocations would/ produce, by the discordance of our voices. <text:s/>Fatiguing in/ the extreme as the services of the coming solemnities are,/ I would prefer </text:span><text:span text:style-name="T2">to</text:span><text:span text:style-name="T6"> going through them myself alone rather/ than </text:span><text:span text:style-name="T2">to</text:span><text:span text:style-name="T6"> hear the noisy and jarring sounds of untrained readers/ of Hebrew. <text:s/>You see: I speak more plainly than I/ would wish, because I think it an injustice to my/ brothers and sisters in faith who visit this Sanctuary/ to be upraised to God; that instead of </text:span><text:span text:style-name="T2">obtaining</text:span><text:span text:style-name="T6"> deriving spiritual/ gratification they should receive disagreeable impressions;/ and </text:span><text:span text:style-name="T2">that</text:span><text:span text:style-name="T6"> simply by reason of some who </text:span><text:span text:style-name="T2">led</text:span><text:span text:style-name="T6"> persist in/ leading and not being led in the singing. </text:span><text:span text:style-name="T2">of the ritual</text:span><text:span text:style-name="T6">/ <text:s/>Must I offend by telling this attendant: "Lower your/ notes; </text:span><text:span text:style-name="T2">or be silent</text:span><text:span text:style-name="T6"> you cause annoyance"? <text:s/>By saying to that "You are not/ acquainted with the words and the tunes; listen </text:span><text:span text:style-name="T2">and be not heard</text:span><text:span text:style-name="T6"> and cease disturbing"?/</text:span></text:p>
      <text:p text:style-name="P6"><text:span text:style-name="T6"/></text:p>
      <text:p text:style-name="P6"><text:span text:style-name="T6">[Page 2]</text:span></text:p>
      <text:p text:style-name="P6"><text:soft-page-break/><text:span text:style-name="T6">I believe</text:span><text:span text:style-name="T7">2</text:span><text:span text:style-name="T8"> and hope</text:span><text:span text:style-name="T7">1</text:span><text:span text:style-name="T8"> that I shall not find it/ necessary to go to such an extreme. <text:s/>My few </text:span><text:span text:style-name="T3">words</text:span><text:span text:style-name="T8"> well-meant utterances/ this morning will serve as a healthful check, and our/ assemblies of Rosh Hashana and Yom Kippur will/ be distinguished for the devotion which the rendering/ of the ritual ought ever to inspire./</text:span></text:p>
      <text:p text:style-name="P6"><text:span text:style-name="T8">The second point relates to an experiment tried last year/ and which I do not desire to see repeated. <text:s/>My judg-/-ment has always been against using the Synagogue/ as the medium to </text:span><text:span text:style-name="T3">gain</text:span><text:span text:style-name="T8"> obtain immediately within its walls/ subscriptions and donations for any society. <text:s/>Invited to/ attend meetings for the purpose of </text:span><text:span text:style-name="T3">sanctioning the</text:span><text:span text:style-name="T8"> cooperating in a measure,/ adopted by other congregations, I invariably opposed its/ being carried out in our midst. <text:s/>But twelve months/ ago, the yellow-fever raged through the South./ <text:s/>Already the </text:span><text:span text:style-name="T3">consequent</text:span><text:span text:style-name="T8"> evils consequent upon it were visible in Philadelphia,/ and it was expected that during the winter the </text:span><text:span text:style-name="T3">demands</text:span><text:span text:style-name="T8"> calls/ upon the United Charities would be so numerous, so/ urgent and distressing, that additional efforts must/ be absolutely made to meet them. <text:s/>Our lamented/ President yielded to the pressure brought upon him,/ and I, following his direction, made an appeal on the/</text:span></text:p>
      <text:p text:style-name="P6"><text:span text:style-name="T8"/></text:p>
      <text:p text:style-name="P6"><text:span text:style-name="T8">[Page 3]</text:span></text:p>
      <text:p text:style-name="P6"><text:span text:style-name="T8">eve</text:span><text:span text:style-name="T3">s</text:span><text:span text:style-name="T8"> of the day of atonement. <text:s/>Neither the amount/ then realized, according to the schedules, serving as </text:span><text:span text:style-name="T3">a</text:span><text:span text:style-name="T8">/ promissory notes, nor the general look of the congre-/-gation altered my conviction that the </text:span><text:span text:style-name="T3">w</text:span><text:span text:style-name="T8"> plan was/ unsatisfactory. <text:s/>And now I have a positive assur-/-ance, that it proved very objectionable to several/ who might be induced to absent themselves from the/ worship, if it should be annually practised. <text:s/>I/ entertain no doubt that when the temporal officers/ of the congregation will have exercised their personal/ influence, our Jewish Charities will gain rather than/ lose for our having set aside the experiment ineffectually tried/ </text:span><text:span text:style-name="T3">last year</text:span><text:span text:style-name="T8"> once./</text:span></text:p>
      <text:p text:style-name="P6"><text:span text:style-name="T8">The third point is perhaps somewhat startling;/ but unfortunately I can no longer prevent its being/ brought forth. <text:s/>A custom which I think is very /general in Portuguese Congregations requires that two/ persons shall stand by the Hazan on Rosh Hashanah/ and Yom Kippur. <text:s/>The origin of that usage may/ be traced to a sentence in the writings of a very/ ancient commentator. <text:s/>Alluding to the battle/</text:span></text:p>
      <text:p text:style-name="P6"><text:span text:style-name="T8"/></text:p>
      <text:p text:style-name="P6"><text:span text:style-name="T8">[Page 4]</text:span></text:p>
      <text:p text:style-name="P6"><text:span text:style-name="T8">against Amalek at Rehidim, the Rabbi remarks/ that as Moses when raising </text:span><text:span text:style-name="T3">up</text:span><text:span text:style-name="T8"> his hands heavenward/ had Aaron and Hur beside him, so must the Minister/ have two supporters when he offers prayer</text:span><text:span text:style-name="T3">s</text:span><text:span text:style-name="T8">. <text:s/>This/ recommendation has been very partially observed./ <text:s/>Our brethren of the Ashkenz ritual conform with it/ </text:span><text:span text:style-name="T3">only</text:span><text:span text:style-name="T8"> on the eve of Kippur and only to form a Beth-Din while </text:span><text:span text:style-name="T9">Kal Nidre</text:span><text:span text:style-name="T10">, or the/ petition for the absolution of promises forgotten and/ unperformed is being </text:span><text:span text:style-name="T4">made</text:span><text:span text:style-name="T10"> recited. <text:s/>The Sephardim act up/ to it merely on the days I have mentioned. <text:s/>And/ in Europe they habitually appoint to that office in-/individuals invested with religious authority, or laymen/ noted for their piety. <text:s/>Now, my feelings and/ early associations would urge me to continue the custom,/ but my knowledge of altered circumstances forces me/ to abandon it, with a single exception. <text:s/>I will be/ explicit. <text:s/>During the first two decades of my/ ministration, persons adhering to Jewish rules, and/ </text:span><text:span text:style-name="T4">who considering it regarding</text:span><text:span text:style-name="T10"> esteeming it an honor to attend the Reader, could/ easily be chosen. <text:s/>But within late years some among/ those I would prefer, have directly or indirectly requested/ that owing to advanced age or infirmities, or the/ </text:span></text:p>
      <text:p text:style-name="P6"><text:span text:style-name="T10"/></text:p>
      <text:p text:style-name="P6"><text:span text:style-name="T10">[Page 5]</text:span></text:p>
      <text:p text:style-name="P6"><text:span text:style-name="T10">distance they have to walk to return home, I/ would spare them the fatigue of standing. <text:s/>And/ </text:span><text:span text:style-name="T4">inasmuch</text:span><text:span text:style-name="T10"> as many I considered eligible to the holy position have died or/ removed to other cities, the selection would have necessarily/ to fall upon very few. <text:s/>These might deem it a burthen/ rather than a gratification to be repeatedly called upon/ to remain </text:span><text:span text:style-name="T4">long</text:span><text:span text:style-name="T10"> for hours at this sacred desk. <text:s/>Hence </text:span><text:span text:style-name="T4">my</text:span><text:span text:style-name="T10"> the unpleasant resolve I have taken./ <text:s/>But I may be met with a constitutional objection./ <text:s/>I may be told that </text:span><text:soft-page-break/><text:span text:style-name="T10">among the honors which the statute/ book of our congregation confers upon two individuals/ during the ensuing Hebrew month, that of accompanying the/ Hazan in the </text:span><text:span text:style-name="T9">Musaph</text:span><text:span text:style-name="T10"> of the first day of Rosh Ha-/-shanah is specially provided for. <text:s/>But need I re-/-mind my Brethren of the humiliating fact that, like/ other by laws, that provision has for years remained a dead/ letter, because no two persons will act the whole term/ </text:span><text:span text:style-name="T4">in the capacity of</text:span><text:span text:style-name="T10"> as Hatan Torah and Hatan Beresheet? <text:s/>Nay,/ it is known to all, that even on the concluding day of </text:span><text:span text:style-name="T4">our</text:span><text:span text:style-name="T10"> the/ festivals of Tishri, the presiding officer has been </text:span><text:span text:style-name="T4">put to</text:span><text:span text:style-name="T10"> at/ his wits end to find men willing to serve in that capacity, though not/ expected to make rich offerings. <text:s/>It may be painful to/ those of my hearers, who have experienced a different state of/ affairs, to notice the changes which time has wrought but they do exist, and it is/</text:span></text:p>
      <text:p text:style-name="P6"><text:span text:style-name="T10"/></text:p>
      <text:p text:style-name="P6"><text:span text:style-name="T10">[Page 6]</text:span></text:p>
      <text:p text:style-name="P6"><text:span text:style-name="T10">useless to close our eyes against them. <text:s/>Happily, the/ matter under discussion is of minor importance./ <text:s/>And where I </text:span><text:span text:style-name="T4">consider</text:span><text:span text:style-name="T10"> look at the agitation </text:span><text:span text:style-name="T4">of</text:span><text:span text:style-name="T10"> in clerical circles/ which threatens to overthrow the entire fabric of histo-/-rical Judaism, I congratulate myself </text:span><text:span text:style-name="T4">on</text:span><text:span text:style-name="T10"> notwithstanding shortcomings, or our present condition. <text:s/>I rejoice over our escape from/ the rude [?] of a coercive liberalism. <text:s/>The government/ of our Synagogue has not suffered in its dignity un-/der ancient rules, and I </text:span><text:span text:style-name="T4">feel</text:span><text:span text:style-name="T10"> believe that a willing attendance to the hints/ </text:span><text:span text:style-name="T4">hints suggestions</text:span><text:span text:style-name="T10"> I have thrown out this morning will enhance its/ reputation still more. <text:s/>But I would not that my suggestions/ be interpreted as an encroachment upon the rights of/ two officials in the congregation. <text:s/>A time-honored </text:span><text:span text:style-name="T4">custom</text:span><text:span text:style-name="T10"> usage/ among us has made it requisite that the President and/ Treasurer shall stand by the Minister at the </text:span><text:span text:style-name="T4">concluding</text:span><text:span text:style-name="T10"> closing service/ of the day of atonement. <text:s/>That I desire </text:span><text:span text:style-name="T4">may be construed</text:span><text:span text:style-name="T10"> ever to retain/ I could not part wit hit, and not feel that I tear my-/-self from a long and cherished past. <text:s/>Let the Parnass and/ Gabba</text:span><text:span text:style-name="T11">ï</text:span><text:span text:style-name="T12">, still add by their presence at this desk to the im-/-posingness of the soul-stirring Negnilah. <text:s/>And may they,/ </text:span><text:span text:style-name="T5">Almighty-grant that before the hour</text:span><text:span text:style-name="T12"> deserving the honor, always esteem it such. <text:s/>Oh may the God of Israel grant that next year and </text:span><text:span text:style-name="T5">every after</text:span><text:span text:style-name="T12"> for many successive years before that solemn hour arrives, we all/ may be inscribed in the book of life and domestic happiness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12T14:39:47.78</meta:creation-date>
    <meta:document-statistic meta:table-count="0" meta:image-count="0" meta:object-count="0" meta:page-count="4" meta:paragraph-count="77" meta:word-count="1464" meta:character-count="9043"/>
    <dc:date>2012-06-12T15:35:34.41</dc:date>
    <dc:creator>Penn Libraries</dc:creator>
    <meta:editing-duration>PT00H05M35S</meta:editing-duration>
    <meta:editing-cycles>1</meta:editing-cycles>
    <meta:generator>OpenOffice.org/3.2$Win32 OpenOffice.org_project/320m12$Build-9483</meta:generator>
  </office:meta>
</office:document-meta>
</file>